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046ccb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46ccb" officeooo:paragraph-rsid="00046cc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46ccb" officeooo:paragraph-rsid="00046cc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46ccb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46ccb" officeooo:paragraph-rsid="00046ccb" style:font-size-asian="12pt" style:font-weight-asian="normal" style:font-size-complex="12pt" style:font-weight-complex="normal"/>
    </style:style>
    <style:style style:name="P6" style:family="paragraph" style:parent-style-name="Heading_20_1" style:list-style-name="WWNum10">
      <style:paragraph-properties fo:text-align="center" style:justify-single-word="false"/>
      <style:text-properties fo:font-size="14pt" officeooo:paragraph-rsid="00046ccb" style:font-size-asian="14pt" style:font-size-complex="14pt"/>
    </style:style>
    <style:style style:name="P7" style:family="paragraph" style:parent-style-name="Heading_20_2" style:list-style-name="">
      <style:paragraph-properties fo:text-align="center" style:justify-single-word="false"/>
      <style:text-properties fo:font-size="14pt" officeooo:paragraph-rsid="00046ccb" style:font-size-asian="14pt" style:font-size-complex="14pt"/>
    </style:style>
    <style:style style:name="P8" style:family="paragraph" style:parent-style-name="Heading_20_2" style:list-style-name="WWNum10">
      <style:paragraph-properties fo:margin-left="0cm" fo:margin-right="0cm" fo:margin-top="0cm" fo:margin-bottom="0cm" style:contextual-spacing="false" fo:text-indent="1.245cm" style:auto-text-indent="false"/>
      <style:text-properties fo:font-size="14pt" officeooo:paragraph-rsid="00046ccb" style:font-size-asian="14pt" style:font-size-complex="14pt"/>
    </style:style>
    <style:style style:name="P9" style:family="paragraph" style:parent-style-name="Heading_20_3" style:list-style-name="WWNum10">
      <style:text-properties officeooo:paragraph-rsid="00046ccb"/>
    </style:style>
    <style:style style:name="P10" style:family="paragraph" style:parent-style-name="Heading_20_3" style:list-style-name="WWNum10">
      <style:paragraph-properties fo:margin-left="0cm" fo:margin-right="0cm" fo:margin-top="0cm" fo:margin-bottom="0cm" style:contextual-spacing="false" fo:text-indent="1.245cm" style:auto-text-indent="false"/>
      <style:text-properties fo:font-size="14pt" officeooo:paragraph-rsid="00046ccb" style:font-size-asian="14pt" style:font-size-complex="14pt"/>
    </style:style>
    <style:style style:name="P11" style:family="paragraph" style:parent-style-name="Стиль_20_Код">
      <style:text-properties officeooo:paragraph-rsid="00046c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046cc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46ccb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fo:font-weight="bold" officeooo:rsid="00046ccb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font-weight="bold" officeooo:rsid="00046ccb" style:font-size-asian="12.25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officeooo:rsid="00046cc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06515879672063047" text:style-name="WWNum10">
        <text:list-header>
          <text:h text:style-name="P6" text:outline-level="1"><text:span text:style-name="T4">3 </text:span><text:bookmark-start text:name="_Toc446771434"/><text:span text:style-name="T1">Лабораторная работа №3. <text:line-break/>Инструменты сборки проектов</text:span><text:bookmark-end text:name="_Toc446771434"/></text:h>
        </text:list-header>
      </text:list>
      <text:p text:style-name="P1"><text:span text:style-name="T2"><text:tab/>Цель работы:</text:span><text:span text:style-name="T1"> изучение цикла сборки проекта. Практическое применение инструмента сборки </text:span><text:span text:style-name="T5">M</text:span><text:span text:style-name="T1">aven. Добавление фазы тестирования в жизненный цикл проекта. Написание модульных тестов с использованием библиотеки Junit.</text:span></text:p>
      <text:p text:style-name="P4"/>
      <text:p text:style-name="P4"><text:span text:style-name="T11"><text:tab/>3.1 </text:span><text:span text:style-name="T8">Содержимое файлов pom.xml для каждого модуля</text:span></text:p>
      <text:p text:style-name="P4"/>
      <text:p text:style-name="P4"><text:span text:style-name="T8"><text:tab/>3.1.1 Главный pom файл</text:span></text:p>
      <text:p text:style-name="P4"/>
      <text:p text:style-name="P5"><text:span text:style-name="T1">&lt;?xml version="1.0" encoding="UTF-8"?&gt;</text:span></text:p>
      <text:p text:style-name="P5"><text:span text:style-name="T1">&lt;project xmlns="http://maven.apache.org/POM/4.0.0" xmlns:xsi="http://www.w3.org/2001/XMLSchema-instance" xsi:schemaLocation="http://maven.apache.org/POM/4.0.0 http://maven.apache.org/maven-v4_0_0.xsd"&gt;</text:span></text:p>
      <text:p text:style-name="P5"><text:span text:style-name="T1"><text:s text:c="4"/>&lt;modelVersion&gt;4.0.0&lt;/modelVersion&gt;</text:span></text:p>
      <text:p text:style-name="P5"><text:span text:style-name="T1"><text:s text:c="4"/>&lt;groupId&gt;${app.groupid}&lt;/groupId&gt;</text:span></text:p>
      <text:p text:style-name="P5"><text:span text:style-name="T1"><text:s text:c="4"/>&lt;artifactId&gt;hotelproject&lt;/artifactId&gt;</text:span></text:p>
      <text:p text:style-name="P5"><text:span text:style-name="T1"><text:s text:c="4"/>&lt;version&gt;${app.version}&lt;/version&gt;</text:span></text:p>
      <text:p text:style-name="P5"><text:span text:style-name="T1"><text:s text:c="4"/>&lt;packaging&gt;pom&lt;/packaging&gt;</text:span></text:p>
      <text:p text:style-name="P5"><text:span text:style-name="T1"><text:s text:c="4"/>&lt;name&gt;Hotel Project&lt;/name&gt;</text:span></text:p>
      <text:p text:style-name="P5"><text:span text:style-name="T1"><text:s text:c="4"/>&lt;modules&gt;</text:span></text:p>
      <text:p text:style-name="P5"><text:span text:style-name="T1"><text:s text:c="8"/>&lt;module&gt;business-logic&lt;/module&gt;</text:span></text:p>
      <text:p text:style-name="P5"><text:span text:style-name="T1"><text:s text:c="8"/>&lt;module&gt;hotelweb&lt;/module&gt;</text:span></text:p>
      <text:p text:style-name="P5"><text:span text:style-name="T1"><text:s text:c="4"/>&lt;/modules&gt;</text:span></text:p>
      <text:p text:style-name="P5"><text:span text:style-name="T1"><text:s text:c="4"/>&lt;build&gt;</text:span></text:p>
      <text:p text:style-name="P5"><text:span text:style-name="T1"><text:s text:c="8"/>&lt;pluginManagement&gt;</text:span></text:p>
      <text:p text:style-name="P5"><text:span text:style-name="T1"><text:s text:c="12"/>&lt;plugins&gt;</text:span></text:p>
      <text:p text:style-name="P5"><text:span text:style-name="T1"><text:s text:c="16"/>&lt;plugin&gt;</text:span></text:p>
      <text:p text:style-name="P5"><text:span text:style-name="T1"><text:s text:c="20"/>&lt;groupId&gt;org.apache.maven.plugins&lt;/groupId&gt;</text:span></text:p>
      <text:p text:style-name="P5"><text:span text:style-name="T1"><text:s text:c="20"/>&lt;artifactId&gt;maven-compiler-plugin&lt;/artifactId&gt;</text:span></text:p>
      <text:p text:style-name="P5"><text:span text:style-name="T1"><text:s text:c="20"/>&lt;configuration&gt;</text:span></text:p>
      <text:p text:style-name="P5"><text:span text:style-name="T1"><text:s text:c="24"/>&lt;source&gt;1.6&lt;/source&gt;</text:span></text:p>
      <text:p text:style-name="P5"><text:span text:style-name="T1"><text:s text:c="24"/>&lt;target&gt;1.6&lt;/target&gt;</text:span></text:p>
      <text:p text:style-name="P5"><text:span text:style-name="T1"><text:s text:c="20"/>&lt;/configuration&gt;</text:span></text:p>
      <text:p text:style-name="P5"><text:span text:style-name="T1"><text:s text:c="16"/>&lt;/plugin&gt;</text:span></text:p>
      <text:p text:style-name="P5"><text:span text:style-name="T1"><text:s text:c="16"/>&lt;plugin&gt;</text:span></text:p>
      <text:p text:style-name="P5"><text:span text:style-name="T1"><text:s text:c="20"/>&lt;groupId&gt;org.apache.maven.plugins&lt;/groupId&gt;</text:span></text:p>
      <text:p text:style-name="P5"><text:span text:style-name="T1"><text:s text:c="20"/>&lt;artifactId&gt;maven-eclipse-plugin&lt;/artifactId&gt;</text:span></text:p>
      <text:p text:style-name="P5"><text:span text:style-name="T1"><text:s text:c="20"/>&lt;configuration&gt;</text:span></text:p>
      <text:p text:style-name="P5"><text:span text:style-name="T1"><text:s text:c="24"/>&lt;dowloadSources&gt;true&lt;/dowloadSources&gt;</text:span></text:p>
      <text:p text:style-name="P5"><text:span text:style-name="T1"><text:s text:c="24"/>&lt;dependenciesAsLibraries&gt;true&lt;/dependenciesAsLibraries&gt;</text:span></text:p>
      <text:p text:style-name="P5"><text:span text:style-name="T1"><text:s text:c="24"/>&lt;useFullNames&gt;false&lt;/useFullNames&gt;</text:span></text:p>
      <text:p text:style-name="P5"><text:span text:style-name="T1"><text:s text:c="20"/>&lt;/configuration&gt;</text:span></text:p>
      <text:p text:style-name="P5"><text:span text:style-name="T1"><text:s text:c="16"/>&lt;/plugin&gt;</text:span></text:p>
      <text:p text:style-name="P5"><text:span text:style-name="T1"><text:s text:c="16"/>&lt;plugin&gt;</text:span></text:p>
      <text:p text:style-name="P5"><text:span text:style-name="T1"><text:s text:c="20"/>&lt;groupId&gt;org.codehaus.mojo&lt;/groupId&gt;</text:span></text:p>
      <text:p text:style-name="P5"><text:span text:style-name="T1"><text:s text:c="20"/>&lt;artifactId&gt;tomcat-maven-plugin&lt;/artifactId&gt;</text:span></text:p>
      <text:p text:style-name="P5"><text:span text:style-name="T1"><text:s text:c="20"/>&lt;configuration&gt;</text:span></text:p>
      <text:p text:style-name="P5"><text:soft-page-break/><text:span text:style-name="T1"><text:s text:c="24"/>&lt;url&gt;http://localhost:8080/manager/text&lt;/url&gt;</text:span></text:p>
      <text:p text:style-name="P5"><text:span text:style-name="T1"><text:s text:c="24"/>&lt;server&gt;mainId&lt;/server&gt;</text:span></text:p>
      <text:p text:style-name="P5"><text:span text:style-name="T1"><text:s text:c="20"/>&lt;/configuration&gt;</text:span></text:p>
      <text:p text:style-name="P5"><text:span text:style-name="T1"><text:s text:c="16"/>&lt;/plugin&gt;</text:span></text:p>
      <text:p text:style-name="P5"><text:span text:style-name="T1"><text:s text:c="12"/>&lt;/plugins&gt;</text:span></text:p>
      <text:p text:style-name="P5"><text:span text:style-name="T1"><text:s text:c="8"/>&lt;/pluginManagement&gt;</text:span></text:p>
      <text:p text:style-name="P5"><text:span text:style-name="T1"><text:s text:c="4"/>&lt;/build&gt;</text:span></text:p>
      <text:p text:style-name="P5"><text:span text:style-name="T1"><text:s text:c="4"/>&lt;properties&gt;</text:span></text:p>
      <text:p text:style-name="P5"><text:span text:style-name="T1"><text:s text:c="8"/>&lt;app.groupid&gt;se.lab03&lt;/app.groupid&gt;</text:span></text:p>
      <text:p text:style-name="P5"><text:span text:style-name="T1"><text:s text:c="8"/>&lt;app.version&gt;1.0&lt;/app.version&gt;</text:span></text:p>
      <text:p text:style-name="P5"><text:span text:style-name="T1"><text:s text:c="8"/>&lt;app.finalname&gt;${artifactId}-${app.version}&lt;/app.finalname&gt;</text:span></text:p>
      <text:p text:style-name="P5"><text:span text:style-name="T1"><text:s text:c="4"/>&lt;/properties&gt;</text:span></text:p>
      <text:p text:style-name="P5"><text:span text:style-name="T1">&lt;/project&gt;</text:span></text:p>
      <text:p text:style-name="P5"/>
      <text:p text:style-name="P2"><text:span text:style-name="T3"><text:tab/>3.1.2 business-logic</text:span></text:p>
      <text:p text:style-name="P2"/>
      <text:p text:style-name="P5"><text:span text:style-name="T1">&lt;?xml version="1.0" encoding="UTF-8"?&gt;</text:span></text:p>
      <text:p text:style-name="P5"><text:span text:style-name="T1">&lt;project xmlns="http://maven.apache.org/POM/4.0.0" xmlns:xsi="http://www.w3.org/2001/XMLSchema-instance" xsi:schemaLocation="http://maven.apache.org/POM/4.0.0 http://maven.apache.org/xsd/maven-4.0.0.xsd"&gt;</text:span></text:p>
      <text:p text:style-name="P5"><text:span text:style-name="T1"><text:s text:c="4"/>&lt;modelVersion&gt;4.0.0&lt;/modelVersion&gt;</text:span></text:p>
      <text:p text:style-name="P5"><text:span text:style-name="T1"><text:s text:c="4"/>&lt;parent&gt;</text:span></text:p>
      <text:p text:style-name="P5"><text:span text:style-name="T1"><text:s text:c="8"/>&lt;artifactId&gt;hotelproject&lt;/artifactId&gt;</text:span></text:p>
      <text:p text:style-name="P5"><text:span text:style-name="T1"><text:s text:c="8"/>&lt;groupId&gt;${app.groupid}&lt;/groupId&gt;</text:span></text:p>
      <text:p text:style-name="P5"><text:span text:style-name="T1"><text:s text:c="8"/>&lt;version&gt;${app.version}&lt;/version&gt;</text:span></text:p>
      <text:p text:style-name="P5"><text:span text:style-name="T1"><text:s text:c="4"/>&lt;/parent&gt;</text:span></text:p>
      <text:p text:style-name="P5"><text:span text:style-name="T1"><text:s text:c="4"/>&lt;groupId&gt;${app.groupid}&lt;/groupId&gt;</text:span></text:p>
      <text:p text:style-name="P5"><text:span text:style-name="T1"><text:s text:c="4"/>&lt;artifactId&gt;business-logic&lt;/artifactId&gt;</text:span></text:p>
      <text:p text:style-name="P5"><text:span text:style-name="T1"><text:s text:c="4"/>&lt;packaging&gt;jar&lt;/packaging&gt;</text:span></text:p>
      <text:p text:style-name="P5"><text:span text:style-name="T1"><text:s text:c="4"/>&lt;version&gt;${app.version}&lt;/version&gt;</text:span></text:p>
      <text:p text:style-name="P5"><text:span text:style-name="T1"><text:s text:c="4"/>&lt;name&gt;Hotel business-logic application&lt;/name&gt;</text:span></text:p>
      <text:p text:style-name="P5"><text:span text:style-name="T1"><text:s text:c="4"/>&lt;url&gt;http://maven.apache.org&lt;/url&gt;</text:span></text:p>
      <text:p text:style-name="P5"><text:span text:style-name="T1"><text:s text:c="4"/>&lt;properties&gt;</text:span></text:p>
      <text:p text:style-name="P5"><text:span text:style-name="T1"><text:s text:c="8"/>&lt;project.build.sourceEncoding&gt;UTF-8&lt;/project.build.sourceEncoding&gt;</text:span></text:p>
      <text:p text:style-name="P5"><text:span text:style-name="T1"><text:s text:c="4"/>&lt;/properties&gt;</text:span></text:p>
      <text:p text:style-name="P5"><text:span text:style-name="T1"><text:s text:c="4"/>&lt;dependencies&gt;</text:span></text:p>
      <text:p text:style-name="P5"><text:span text:style-name="T1"><text:s text:c="8"/>&lt;dependency&gt;</text:span></text:p>
      <text:p text:style-name="P5"><text:span text:style-name="T1"><text:s text:c="12"/>&lt;groupId&gt;junit&lt;/groupId&gt;</text:span></text:p>
      <text:p text:style-name="P5"><text:span text:style-name="T1"><text:s text:c="12"/>&lt;artifactId&gt;junit&lt;/artifactId&gt;</text:span></text:p>
      <text:p text:style-name="P5"><text:span text:style-name="T1"><text:s text:c="12"/>&lt;version&gt;4.7&lt;/version&gt;</text:span></text:p>
      <text:p text:style-name="P5"><text:span text:style-name="T1"><text:s text:c="12"/>&lt;scope&gt;test&lt;/scope&gt;</text:span></text:p>
      <text:p text:style-name="P5"><text:span text:style-name="T1"><text:s text:c="8"/>&lt;/dependency&gt;</text:span></text:p>
      <text:p text:style-name="P5"><text:span text:style-name="T1"><text:s text:c="4"/>&lt;/dependencies&gt;</text:span></text:p>
      <text:p text:style-name="P5"><text:span text:style-name="T1">&lt;/project&gt;</text:span></text:p>
      <text:p text:style-name="P5"/>
      <text:p text:style-name="P5"><text:tab/><text:span text:style-name="T12">3.1.3 hotelweb</text:span></text:p>
      <text:p text:style-name="P5"/>
      <text:p text:style-name="P5">&lt;?xml version="1.0" encoding="UTF-8"?&gt;</text:p>
      <text:p text:style-name="P5">&lt;project xmlns="http://maven.apache.org/POM/4.0.0" xmlns:xsi="http://www.w3.org/2001/XMLSchema-instance" xsi:schemaLocation="http://maven.apache.org/POM/4.0.0 http://maven.apache.org/maven-<text:soft-page-break/>v4_0_0.xsd"&gt;</text:p>
      <text:p text:style-name="P5"><text:s text:c="4"/>&lt;modelVersion&gt;4.0.0&lt;/modelVersion&gt;</text:p>
      <text:p text:style-name="P5"><text:s text:c="4"/>&lt;parent&gt;</text:p>
      <text:p text:style-name="P5"><text:s text:c="8"/>&lt;artifactId&gt;hotelproject&lt;/artifactId&gt;</text:p>
      <text:p text:style-name="P5"><text:s text:c="8"/>&lt;groupId&gt;${app.groupid}&lt;/groupId&gt;</text:p>
      <text:p text:style-name="P5"><text:s text:c="8"/>&lt;version&gt;${app.version}&lt;/version&gt;</text:p>
      <text:p text:style-name="P5"><text:s text:c="4"/>&lt;/parent&gt;</text:p>
      <text:p text:style-name="P5"><text:s text:c="4"/>&lt;groupId&gt;${app.groupid}&lt;/groupId&gt;</text:p>
      <text:p text:style-name="P5"><text:s text:c="4"/>&lt;artifactId&gt;hotelweb&lt;/artifactId&gt;</text:p>
      <text:p text:style-name="P5"><text:s text:c="4"/>&lt;packaging&gt;war&lt;/packaging&gt;</text:p>
      <text:p text:style-name="P5"><text:s text:c="4"/>&lt;version&gt;${app.version}&lt;/version&gt;</text:p>
      <text:p text:style-name="P5"><text:s text:c="4"/>&lt;name&gt;Hotel webapp tutorial application&lt;/name&gt;</text:p>
      <text:p text:style-name="P5"><text:s text:c="4"/>&lt;url&gt;http://maven.apache.org&lt;/url&gt;</text:p>
      <text:p text:style-name="P5"><text:s text:c="4"/>&lt;dependencies&gt;</text:p>
      <text:p text:style-name="P5"><text:s text:c="8"/>&lt;dependency&gt;</text:p>
      <text:p text:style-name="P5"><text:s text:c="12"/>&lt;groupId&gt;${app.groupid}&lt;/groupId&gt;</text:p>
      <text:p text:style-name="P5"><text:s text:c="12"/>&lt;artifactId&gt;business-logic&lt;/artifactId&gt;</text:p>
      <text:p text:style-name="P5"><text:s text:c="12"/>&lt;version&gt;${app.version}&lt;/version&gt;</text:p>
      <text:p text:style-name="P5"><text:s text:c="8"/>&lt;/dependency&gt;</text:p>
      <text:p text:style-name="P5"><text:s text:c="8"/>&lt;dependency&gt;</text:p>
      <text:p text:style-name="P5"><text:s text:c="12"/>&lt;groupId&gt;javax.servlet&lt;/groupId&gt;</text:p>
      <text:p text:style-name="P5"><text:s text:c="12"/>&lt;artifactId&gt;servlet-api&lt;/artifactId&gt;</text:p>
      <text:p text:style-name="P5"><text:s text:c="12"/>&lt;version&gt;2.4&lt;/version&gt;</text:p>
      <text:p text:style-name="P5"><text:s text:c="12"/>&lt;scope&gt;provided&lt;/scope&gt;</text:p>
      <text:p text:style-name="P5"><text:s text:c="8"/>&lt;/dependency&gt;</text:p>
      <text:p text:style-name="P5"><text:s text:c="4"/>&lt;/dependencies&gt;</text:p>
      <text:p text:style-name="P5"><text:s text:c="4"/>&lt;build&gt;</text:p>
      <text:p text:style-name="P5"><text:s text:c="8"/>&lt;finalName&gt;hotelweb&lt;/finalName&gt;</text:p>
      <text:p text:style-name="P5"><text:s text:c="4"/>&lt;/build&gt;</text:p>
      <text:p text:style-name="P5">&lt;/project&gt;</text:p>
      <text:p text:style-name="P5"/>
      <text:p text:style-name="P5"><text:span text:style-name="T9"><text:tab/>3.2 Исходные тексты тестов для классов бизнес-логики приложения</text:span></text:p>
      <text:p text:style-name="P5"/>
      <text:p text:style-name="P5"><text:span text:style-name="T1">public class HotelTest {</text:span></text:p>
      <text:p text:style-name="P5"><text:span text:style-name="T1"><text:s text:c="4"/>protected Hotel hotel;</text:span></text:p>
      <text:p text:style-name="P5"><text:span text:style-name="T1"><text:s text:c="4"/>@Before <text:s text:c="3"/></text:span></text:p>
      <text:p text:style-name="P5"><text:span text:style-name="T1"><text:s text:c="4"/>public void prepareTest() {</text:span></text:p>
      <text:p text:style-name="P5"><text:span text:style-name="T1"><text:s text:c="8"/>hotel = new Hotel();</text:span></text:p>
      <text:p text:style-name="P5"><text:span text:style-name="T1"><text:s text:c="8"/>assertNotNull(hotel);</text:span></text:p>
      <text:p text:style-name="P5"><text:span text:style-name="T1"><text:s text:c="4"/>}</text:span></text:p>
      <text:p text:style-name="P5"><text:span text:style-name="T1"><text:s text:c="4"/>@Test <text:s text:c="3"/></text:span></text:p>
      <text:p text:style-name="P5"><text:span text:style-name="T1"><text:s text:c="4"/>public void testHotelNullFields() {</text:span></text:p>
      <text:p text:style-name="P5"><text:span text:style-name="T1"><text:s text:c="8"/>assertNull(hotel.getName());</text:span></text:p>
      <text:p text:style-name="P5"><text:span text:style-name="T1"><text:s text:c="8"/>assertNull(hotel.getAddress()); <text:s text:c="7"/></text:span></text:p>
      <text:p text:style-name="P5"><text:span text:style-name="T1"><text:s text:c="8"/>assertNull(hotel.getCity()); <text:s text:c="7"/></text:span></text:p>
      <text:p text:style-name="P5"><text:span text:style-name="T1"><text:s text:c="8"/>assertEquals(0, hotel.getStars());</text:span></text:p>
      <text:p text:style-name="P5"><text:span text:style-name="T1"><text:s text:c="4"/>} <text:s text:c="4"/></text:span></text:p>
      <text:p text:style-name="P5"><text:span text:style-name="T1"></text:span></text:p>
      <text:p text:style-name="P5"><text:span text:style-name="T1"><text:s text:c="4"/>@Test <text:s text:c="3"/></text:span></text:p>
      <text:p text:style-name="P5"><text:span text:style-name="T1"><text:s text:c="4"/>public void testSetters() { <text:s text:c="7"/></text:span></text:p>
      <text:p text:style-name="P5"><text:span text:style-name="T1"><text:s text:c="8"/>String name = "Magadan228"; <text:s text:c="6"/></text:span></text:p>
      <text:p text:style-name="P5"><text:span text:style-name="T1"><text:s text:c="8"/>String address = "Magadan City";</text:span></text:p>
      <text:p text:style-name="P5"><text:soft-page-break/><text:span text:style-name="T1"><text:s text:c="8"/>String city = "Magadan"; <text:s text:c="7"/></text:span></text:p>
      <text:p text:style-name="P5"><text:span text:style-name="T1"><text:s text:c="8"/>int stars = 42;</text:span></text:p>
      <text:p text:style-name="P5"><text:span text:style-name="T1"><text:s text:c="8"/>hotel.setName(name);</text:span></text:p>
      <text:p text:style-name="P5"><text:span text:style-name="T1"><text:s text:c="8"/>hotel.setAddress(address);</text:span></text:p>
      <text:p text:style-name="P5"><text:span text:style-name="T1"><text:s text:c="8"/>hotel.setCity(city);</text:span></text:p>
      <text:p text:style-name="P5"><text:span text:style-name="T1"><text:s text:c="8"/>hotel.setStars(stars); <text:s text:c="7"/></text:span></text:p>
      <text:p text:style-name="P5"><text:span text:style-name="T1"><text:s text:c="8"/>assertTrue(hotel.getName().equals(name)); <text:s text:c="7"/></text:span></text:p>
      <text:p text:style-name="P5"><text:span text:style-name="T1"><text:s text:c="8"/>assertTrue(hotel.getAddress().equals(address)); <text:s text:c="7"/></text:span></text:p>
      <text:p text:style-name="P5"><text:span text:style-name="T1"><text:s text:c="8"/>assertTrue(hotel.getCity().equals(city));</text:span></text:p>
      <text:p text:style-name="P5"><text:span text:style-name="T1"><text:s text:c="8"/>assertEquals(hotel.getStars(), stars);</text:span></text:p>
      <text:p text:style-name="P5"><text:span text:style-name="T1"><text:s text:c="4"/>}</text:span></text:p>
      <text:p text:style-name="P5"><text:span text:style-name="T1">} </text:span></text:p>
      <text:p text:style-name="P5"/>
      <text:p text:style-name="P5"><text:span text:style-name="T1">public class HotelServiceTest { <text:s text:c="4"/></text:span></text:p>
      <text:p text:style-name="P5"><text:span text:style-name="T1"><text:s text:c="4"/>protected HotelService hotelService;</text:span></text:p>
      <text:p text:style-name="P5"><text:span text:style-name="T1"><text:s text:c="4"/>@Before <text:s text:c="3"/></text:span></text:p>
      <text:p text:style-name="P5"><text:span text:style-name="T1"><text:s text:c="4"/>public void prepareTest() { </text:span></text:p>
      <text:p text:style-name="P5"><text:span text:style-name="T1"><text:s text:c="8"/>hotelService= new HotelService();</text:span></text:p>
      <text:p text:style-name="P5"><text:span text:style-name="T1"><text:s text:c="8"/>assertNotNull(hotelService);</text:span></text:p>
      <text:p text:style-name="P5"><text:span text:style-name="T1"><text:s text:c="4"/>} <text:s text:c="3"/></text:span></text:p>
      <text:p text:style-name="P5"><text:span text:style-name="T1"><text:s text:c="4"/>@Test <text:s text:c="3"/></text:span></text:p>
      <text:p text:style-name="P5"><text:span text:style-name="T1"><text:s text:c="4"/>public void testHotelServiceNullFields() { <text:s text:c="7"/></text:span></text:p>
      <text:p text:style-name="P5"><text:span text:style-name="T1"><text:s text:c="8"/>assertNotNull(hotelService.findHotelsByCity("Kirovograd"));</text:span></text:p>
      <text:p text:style-name="P5"><text:span text:style-name="T1"><text:s text:c="8"/>assertNotNull(hotelService.findHotelsByCity("Vorkuta"));</text:span></text:p>
      <text:p text:style-name="P5"><text:span text:style-name="T1"><text:s text:c="8"/>assertNotNull(hotelService.findAvailableCities());</text:span></text:p>
      <text:p text:style-name="P5"><text:span text:style-name="T1"><text:s text:c="4"/>} </text:span></text:p>
      <text:p text:style-name="P5"><text:span text:style-name="T1">}</text:span></text:p>
      <text:p text:style-name="P5"><text:span text:style-name="T1"></text:span></text:p>
      <text:list xml:id="list212003208600456" text:continue-numbering="true" text:style-name="WWNum1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2"><text:span text:style-name="T1"><text:s text:c="12"/></text:span><text:span text:style-name="T4">3.3 </text:span><text:span text:style-name="T1">Результаты запуска тестов</text:span></text:h>
                        </text:list-header>
                      </text:list>
                      <text:h text:style-name="P10" text:outline-level="3"><text:span text:style-name="T5"><text:s text:c="12"/></text:span><text:span text:style-name="T6">3.3.1 </text:span><text:span text:style-name="T5">HotelServiceTest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5">-----------------------------------------------------------------------------</text:span></text:p>
      <text:p text:style-name="P11"><text:span text:style-name="T5">Test set: se.lab03.domain.HotelServiceTest</text:span></text:p>
      <text:p text:style-name="P11"><text:span text:style-name="T5">-----------------------------------------------------------------------------</text:span></text:p>
      <text:p text:style-name="P11"><text:span text:style-name="T5">Tests run: </text:span><text:span text:style-name="T6">1</text:span><text:span text:style-name="T5">, Failures: 0, Errors: 0, Skipped: 0, Time elapsed: 0.003 sec</text:span></text:p>
      <text:list xml:id="list212004066134023" text:continue-numbering="true" text:style-name="WWNum10">
        <text:list-header>
          <text:h text:style-name="P9" text:outline-level="3"><text:span text:style-name="T5"><text:s text:c="15"/></text:span><text:span text:style-name="T13">3.3.2 HotelTest</text:span></text:h>
        </text:list-header>
      </text:list>
      <text:p text:style-name="P11"><text:span text:style-name="T5">-----------------------------------------------------------------------------</text:span></text:p>
      <text:p text:style-name="P11"><text:span text:style-name="T5">Test set: se.lab03.domain.HotelTest</text:span></text:p>
      <text:p text:style-name="P11"><text:span text:style-name="T5">-----------------------------------------------------------------------------</text:span></text:p>
      <text:p text:style-name="P11"><text:span text:style-name="T5">Tests run: 2, Failures: 0, Errors: 0, Skipped: 0, Time elapsed: 0.06 sec</text:span></text:p>
      <text:h text:style-name="P7" text:outline-level="2"><text:span text:style-name="T1">ВЫВОДЫ</text:span></text:h>
      <text:p text:style-name="P3"><text:span text:style-name="T1"><text:tab/>В данной лабораторной работе я изучил цикл сборки проекта, научился <text:s/>применять инструмент сборки Maven. А также писать модульные тесты с использованием библиотеки JUn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0pt" style:font-size-asian="10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21:04:01.467502874</meta:creation-date>
    <dc:date>2016-05-15T21:20:02.066608774</dc:date>
    <meta:editing-duration>P0D</meta:editing-duration>
    <meta:editing-cycles>1</meta:editing-cycles>
    <meta:document-statistic meta:table-count="0" meta:image-count="0" meta:object-count="0" meta:page-count="4" meta:paragraph-count="172" meta:word-count="342" meta:character-count="6960" meta:non-whitespace-character-count="5251"/>
    <meta:generator>LibreOffice/4.2.8.2$Linux_X86_64 LibreOffice_project/420m0$Build-2</meta:generator>
  </office:meta>
</office:document-meta>
</file>